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o1" style:family="table-column">
      <style:table-column-properties fo:break-before="auto" style:column-width="3.51013888888889cm" style:use-optimal-column-width="true"/>
    </style:style>
    <style:style style:name="co2" style:family="table-column">
      <style:table-column-properties fo:break-before="auto" style:column-width="2.20486111111111cm"/>
    </style:style>
    <style:style style:name="co3" style:family="table-column">
      <style:table-column-properties fo:break-before="auto" style:column-width="2.45180555555556cm"/>
    </style:style>
    <style:style style:name="co4" style:family="table-column">
      <style:table-column-properties fo:break-before="auto" style:column-width="2.29305555555556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41652777777778cm" style:use-optimal-column-width="true"/>
    </style:style>
    <style:style style:name="co7" style:family="table-column">
      <style:table-column-properties fo:break-before="auto" style:column-width="1.97555555555556cm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5" table:number-columns-repeated="16372" table:default-cell-style-name="ce1"/>
        <table:table-row table:style-name="ro1">
          <table:table-cell table:style-name="ce1"/>
          <table:table-cell office:value-type="string" table:style-name="ce1">
            <text:p>S1: Yak</text:p>
          </table:table-cell>
          <table:table-cell office:value-type="string" table:style-name="ce1">
            <text:p>S2: Yak</text:p>
          </table:table-cell>
          <table:table-cell office:value-type="string" table:style-name="ce1">
            <text:p>S1: rust-cfb</text:p>
          </table:table-cell>
          <table:table-cell office:value-type="string" table:style-name="ce1">
            <text:p>S2: rust-cfb</text:p>
          </table:table-cell>
          <table:table-cell table:style-name="ce1"/>
          <table:table-cell office:value-type="string" table:style-name="ce1">
            <text:p>S1 factor</text:p>
          </table:table-cell>
          <table:table-cell office:value-type="string" table:style-name="ce1">
            <text:p>S2 factor</text:p>
          </table:table-cell>
          <table:table-cell office:value-type="string" table:style-name="ce1">
            <text:p>Average facto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arge Write<text:s text:c="10"/></text:p>
          </table:table-cell>
          <table:table-cell office:value-type="float" office:value="88" table:style-name="ce1">
            <text:p>88</text:p>
          </table:table-cell>
          <table:table-cell office:value-type="float" office:value="49" table:style-name="ce1">
            <text:p>49</text:p>
          </table:table-cell>
          <table:table-cell office:value-type="float" office:value="604" table:style-name="ce1">
            <text:p>604</text:p>
          </table:table-cell>
          <table:table-cell office:value-type="float" office:value="268" table:style-name="ce1">
            <text:p>268</text:p>
          </table:table-cell>
          <table:table-cell table:style-name="ce2"/>
          <table:table-cell office:value-type="float" office:value="6.8636363636363633" table:formula="of:=[.D2]/[.B2]" table:style-name="ce3">
            <text:p>6.9</text:p>
          </table:table-cell>
          <table:table-cell office:value-type="float" office:value="5.4693877551020407" table:formula="of:=[.E2]/[.C2]" table:style-name="ce3">
            <text:p>5.5</text:p>
          </table:table-cell>
          <table:table-cell office:value-type="float" office:value="6.166512059369202" table:formula="of:=AVERAGE([.G2:.H2])" table:style-name="ce3">
            <text:p>6.2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mall Write<text:s text:c="10"/>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1.8378378378378379" table:formula="of:=[.D3]/[.B3]" table:style-name="ce3">
            <text:p>1.8</text:p>
          </table:table-cell>
          <table:table-cell office:value-type="float" office:value="1.7333333333333334" table:formula="of:=[.E3]/[.C3]" table:style-name="ce3">
            <text:p>1.7</text:p>
          </table:table-cell>
          <table:table-cell office:value-type="float" office:value="1.7855855855855856" table:formula="of:=AVERAGE([.G3:.H3])" table:style-name="ce3">
            <text:p>1.8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Large Read<text:s text:c="11"/>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office:value-type="float" office:value="991" table:style-name="ce1">
            <text:p>991</text:p>
          </table:table-cell>
          <table:table-cell office:value-type="float" office:value="283" table:style-name="ce1">
            <text:p>283</text:p>
          </table:table-cell>
          <table:table-cell table:style-name="ce2"/>
          <table:table-cell office:value-type="float" office:value="10.890109890109891" table:formula="of:=[.D4]/[.B4]" table:style-name="ce3">
            <text:p>10.9</text:p>
          </table:table-cell>
          <table:table-cell office:value-type="float" office:value="4.2878787878787881" table:formula="of:=[.E4]/[.C4]" table:style-name="ce3">
            <text:p>4.3</text:p>
          </table:table-cell>
          <table:table-cell office:value-type="float" office:value="7.5889943389943397" table:formula="of:=AVERAGE([.G4:.H4])" table:style-name="ce3">
            <text:p>7.6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mall Read<text:s text:c="11"/></text:p>
          </table:table-cell>
          <table:table-cell office:value-type="float" office:value="52" table:style-name="ce1">
            <text:p>52</text:p>
          </table:table-cell>
          <table:table-cell office:value-type="float" office:value="17" table:style-name="ce1">
            <text:p>17</text:p>
          </table:table-cell>
          <table:table-cell office:value-type="float" office:value="363" table:style-name="ce1">
            <text:p>363</text:p>
          </table:table-cell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6.9807692307692308" table:formula="of:=[.D5]/[.B5]" table:style-name="ce3">
            <text:p>7.0</text:p>
          </table:table-cell>
          <table:table-cell office:value-type="float" office:value="5.117647058823529" table:formula="of:=[.E5]/[.C5]" table:style-name="ce3">
            <text:p>5.1</text:p>
          </table:table-cell>
          <table:table-cell office:value-type="float" office:value="6.0492081447963795" table:formula="of:=AVERAGE([.G5:.H5])" table:style-name="ce3">
            <text:p>6.0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Churn<text:s text:c="16"/></text:p>
          </table:table-cell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240" table:style-name="ce1">
            <text:p>240</text:p>
          </table:table-cell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.1238938053097347" table:formula="of:=[.D6]/[.B6]" table:style-name="ce3">
            <text:p>2.1</text:p>
          </table:table-cell>
          <table:table-cell office:value-type="float" office:value="2.5789473684210527" table:formula="of:=[.E6]/[.C6]" table:style-name="ce3">
            <text:p>2.6</text:p>
          </table:table-cell>
          <table:table-cell office:value-type="float" office:value="2.3514205868653937" table:formula="of:=AVERAGE([.G6:.H6])" table:style-name="ce3">
            <text:p>2.4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ingle Stream (Write)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61" table:style-name="ce1">
            <text:p>261</text:p>
          </table:table-cell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6.0697674418604652" table:formula="of:=[.D7]/[.B7]" table:style-name="ce3">
            <text:p>6.1</text:p>
          </table:table-cell>
          <table:table-cell office:value-type="float" office:value="5.9" table:formula="of:=[.E7]/[.C7]" table:style-name="ce3">
            <text:p>5.9</text:p>
          </table:table-cell>
          <table:table-cell office:value-type="float" office:value="5.9848837209302328" table:formula="of:=AVERAGE([.G7:.H7])" table:style-name="ce3">
            <text:p>6.0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ingle Stream (Read)<text:s/>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8.1764705882352935" table:formula="of:=[.D8]/[.B8]" table:style-name="ce3">
            <text:p>8.2</text:p>
          </table:table-cell>
          <table:table-cell office:value-type="float" office:value="1.7058823529411764" table:formula="of:=[.E8]/[.C8]" table:style-name="ce3">
            <text:p>1.7</text:p>
          </table:table-cell>
          <table:table-cell office:value-type="float" office:value="4.9411764705882346" table:formula="of:=AVERAGE([.G8:.H8])" table:style-name="ce3">
            <text:p>4.9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Warm Read<text:s text:c="12"/>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1.7272727272727273" table:formula="of:=[.D9]/[.B9]" table:style-name="ce3">
            <text:p>1.7</text:p>
          </table:table-cell>
          <table:table-cell office:value-type="float" office:value="2.2352941176470589" table:formula="of:=[.E9]/[.C9]" table:style-name="ce3">
            <text:p>2.2</text:p>
          </table:table-cell>
          <table:table-cell office:value-type="float" office:value="1.9812834224598932" table:formula="of:=AVERAGE([.G9:.H9])" table:style-name="ce3">
            <text:p>2.0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Overwrite<text:s text:c="12"/>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620" table:style-name="ce1">
            <text:p>620</text:p>
          </table:table-cell>
          <table:table-cell office:value-type="float" office:value="333" table:style-name="ce1">
            <text:p>333</text:p>
          </table:table-cell>
          <table:table-cell table:style-name="ce2"/>
          <table:table-cell office:value-type="float" office:value="18.235294117647058" table:formula="of:=[.D10]/[.B10]" table:style-name="ce3">
            <text:p>18.2</text:p>
          </table:table-cell>
          <table:table-cell office:value-type="float" office:value="23.785714285714285" table:formula="of:=[.E10]/[.C10]" table:style-name="ce3">
            <text:p>23.8</text:p>
          </table:table-cell>
          <table:table-cell office:value-type="float" office:value="21.010504201680671" table:formula="of:=AVERAGE([.G10:.H10])" table:style-name="ce3">
            <text:p>21.0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Directory Lookups<text:s text:c="4"/>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89" table:style-name="ce1">
            <text:p>489</text:p>
          </table:table-cell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16.862068965517242" table:formula="of:=[.D11]/[.B11]" table:style-name="ce3">
            <text:p>16.9</text:p>
          </table:table-cell>
          <table:table-cell office:value-type="float" office:value="9.2307692307692299" table:formula="of:=[.E11]/[.C11]" table:style-name="ce3">
            <text:p>9.2</text:p>
          </table:table-cell>
          <table:table-cell office:value-type="float" office:value="13.046419098143236" table:formula="of:=AVERAGE([.G11:.H11])" table:style-name="ce3">
            <text:p>13.0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Reuse (fresh)<text:s text:c="8"/>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float" office:value="10.75" table:formula="of:=[.D12]/[.B12]" table:style-name="ce3">
            <text:p>10.8</text:p>
          </table:table-cell>
          <table:table-cell office:value-type="float" office:value="3.5" table:formula="of:=[.E12]/[.C12]" table:style-name="ce3">
            <text:p>3.5</text:p>
          </table:table-cell>
          <table:table-cell office:value-type="float" office:value="7.125" table:formula="of:=AVERAGE([.G12:.H12])" table:style-name="ce3">
            <text:p>7.1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Reuse (recycled)<text:s text:c="5"/>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style-name="ce2"/>
          <table:table-cell office:value-type="float" office:value="14" table:formula="of:=[.D13]/[.B13]" table:style-name="ce3">
            <text:p>14.0</text:p>
          </table:table-cell>
          <table:table-cell office:value-type="float" office:value="3.5" table:formula="of:=[.E13]/[.C13]" table:style-name="ce3">
            <text:p>3.5</text:p>
          </table:table-cell>
          <table:table-cell office:value-type="float" office:value="8.75" table:formula="of:=AVERAGE([.G13:.H13])" table:style-name="ce3">
            <text:p>8.8</text:p>
          </table:table-cell>
          <table:table-cell table:number-columns-repeated="3" table:style-name="ce1"/>
          <table:table-cell table:style-name="ce2"/>
          <table:table-cell table:number-columns-repeated="16371"/>
        </table:table-row>
        <table:table-row table:style-name="ro1">
          <table:table-cell table:style-name="ce4"/>
          <table:table-cell office:value-type="float" office:value="555" table:formula="of:=SUM([.B2:.B13])" table:style-name="ce4">
            <text:p>555</text:p>
          </table:table-cell>
          <table:table-cell office:value-type="float" office:value="270" table:formula="of:=SUM([.C2:.C13])" table:style-name="ce4">
            <text:p>270</text:p>
          </table:table-cell>
          <table:table-cell office:value-type="float" office:value="3936" table:formula="of:=SUM([.D2:.D13])" table:style-name="ce4">
            <text:p>3936</text:p>
          </table:table-cell>
          <table:table-cell office:value-type="float" office:value="1414" table:formula="of:=SUM([.E2:.E13])" table:style-name="ce4">
            <text:p>1414</text:p>
          </table:table-cell>
          <table:table-cell table:style-name="ce4"/>
          <table:table-cell office:value-type="float" office:value="8.7097600806829867" table:formula="of:=AVERAGE([.G2:.G13])" table:style-name="ce5">
            <text:p>8.7</text:p>
          </table:table-cell>
          <table:table-cell office:value-type="float" office:value="5.7537378575525411" table:formula="of:=AVERAGE([.H2:.H13])" table:style-name="ce5">
            <text:p>5.8</text:p>
          </table:table-cell>
          <table:table-cell office:value-type="float" office:value="7.2317489691177634" table:formula="of:=AVERAGE([.I2:.I13])" table:style-name="ce5">
            <text:p>7.2</text:p>
          </table:table-cell>
          <table:table-cell table:number-columns-repeated="4" table:style-name="ce4"/>
          <table:table-cell table:number-columns-repeated="1637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Bjorn Toft Madsen</meta:initial-creator>
    <dc:creator>Bjorn Toft Madsen</dc:creator>
    <meta:creation-date>2026-02-24T13:35:38Z</meta:creation-date>
    <dc:date>2026-02-27T10:27:59Z</dc:date>
  </office:meta>
</office:document-meta>
</file>